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Preformatted_20_Text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Times New Roman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0.7cm" style:auto-text-indent="false">
        <style:tab-stops/>
      </style:paragraph-properties>
    </style:style>
    <style:style style:name="P4" style:family="paragraph" style:parent-style-name="Preformatted_20_Text" style:master-page-name="">
      <style:paragraph-properties fo:margin-left="0cm" fo:margin-right="0cm" fo:text-align="justify" style:justify-single-word="false" fo:text-indent="0.7cm" style:auto-text-indent="false" style:page-number="auto">
        <style:tab-stops/>
      </style:paragraph-properties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Times New Roman"/>
    </style:style>
    <style:style style:name="P7" style:family="paragraph" style:parent-style-name="Heading_20_3">
      <style:paragraph-properties fo:margin-top="0.423cm" fo:margin-bottom="0.212cm" fo:text-align="justify" style:justify-single-word="false" fo:keep-with-next="always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style:font-name-asian="DejaVu Sans" style:font-size-asian="12pt" style:font-name-complex="DejaVu Sans" style:font-size-complex="12pt"/>
    </style:style>
    <style:style style:name="T5" style:family="text">
      <style:text-properties fo:font-size="12pt" style:font-name-asian="DejaVu Sans" style:font-size-asian="12pt" style:font-name-complex="DejaVu San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ce úlohy MKA: Minimalizace konečného automatu v Pythonu 3 do IPP 2011/2012</text:p>
      <text:p text:style-name="P1">Jméno a příjmení: Jan Pacner</text:p>
      <text:p text:style-name="P1">Login: xpacne00</text:p>
      <text:h text:style-name="P6" text:outline-level="3"><text:span text:style-name="T5">Rozhraní</text:span></text:h>
      <text:p text:style-name="P4"><text:span text:style-name="T1">Pro řešení uvedeného zadání byly zvoleny 3 dodatečné moduly (</text:span><text:span text:style-name="T2">os, sys, operator</text:span><text:span text:style-name="T1">). Vzhledem k omezením na zpracování parametrů ze zadání, nebylo možné využít existujicích modulů pro jednoduché zpracování parametrů. Toto je tedy řešeno ručním parsováním.</text:span></text:p>
      <text:h text:style-name="P5" text:outline-level="3"><text:span text:style-name="T3">Lexikální analýza</text:span></text:h>
      <text:p text:style-name="P3"><text:span text:style-name="T1">Lexikální analyzátor je rozdělen do dvou částí. První (</text:span><text:span text:style-name="T2">lex_symbol()</text:span><text:span text:style-name="T1">) je velice specifická, určená pouze pro zpracování symbolů vstupní abecedy a druhá zajišťuje zbytek. Pro pohodlnější práci bylo zvoleno načtení kompletního vstupního řetězce do pamětí a až poté provádění analýz. Předpokládá se, že konečné automaty nebudou příliš veliké. K pohybu ve vstupním řetězci je používána indexace (simulace </text:span><text:span text:style-name="T2">getchar()</text:span><text:span text:style-name="T1">), která je ve výjimečných případech porušena např. „vrácením“ se o 2 indexy zpět. Celý lexikální analyzátor zapouzdřuje funkce </text:span><text:span text:style-name="T2">get_token()</text:span><text:span text:style-name="T1">, která vrací dvojici symbol a význam. Význam je třída ve třídě, čímž je nasimulováno bezpečné použití enum.</text:span></text:p>
      <text:h text:style-name="P7" text:outline-level="3"><text:span text:style-name="T4">Syntaktická analýza</text:span></text:h>
      <text:p text:style-name="P3"><text:span text:style-name="T1">Syntaktický analyzátor je vytvořen postupným čtením jednotlivých komponent v předepsaném pořadí. Pro čtení položek z komponent, které mohou obsahovat položek více je užito cyklů. Jedinou výjimkou je sémantická kontrola determinizace vstupního automatu, která je prováděna ihned při vyhodnocování „existence“ daného pravidla.</text:span></text:p>
      <text:h text:style-name="P7" text:outline-level="3"><text:span text:style-name="T4">Sémantická analýza a kontroly</text:span></text:h>
      <text:p text:style-name="P3"><text:span text:style-name="T1">Sémantická kontrolá sestává zejména z předepsaných omezení. Využíváno je zde implementačních možností jazyka Python – např. přítomnost datové struktury množina spolu s přetíženými operátory.</text:span></text:p>
      <text:p text:style-name="P3"><text:span text:style-name="T1">Nejdůležitější součástí je však zpracování samotného automatu. Nejprve ověřování, zdali se jedná o dobře specifikovaný automat. Toto zahrnuje v následujícím pořadí. Nepřítomnost epsilon (vymazávacího) pravidla, což je zajištěno projitím všech pravidel a kontrolou, zdali symbol není prázdný. Následuje vyhledání nedostupných stavů, což je realizováno vybudováním zjednodušených pravidel coby pouhých přechodů mezi stavy (tzn. bez přítomnosti symbolu), avšak v opačném pořadí. Poté se tato struktura prochází metodou Breadth First Search (slepé prohledávání do šířky) dokud není nalezen startovací stav (to v případe dostupného stavu) a nebo dokud není projitý celý graf, což znamená, že tento stav je nedostupný. V tom případě program končí s chybou.</text:span></text:p>
      <text:p text:style-name="P3"><text:span text:style-name="T1">Totožný přístup je též použit pro kontrolu na přítomnost neukončujících stavů. K tomu je využita obrácená verze výše uvedených zjednodušených pravidel. Kontrola však neprobíhá na startující stav, nýbrž na množinu koncových stavů. Je zde ještě jeden rozdíl, a sice funkce vrací neukončující stav, pokud nějaký najde (více než jeden neukončující stav je pochopitelně chyba ukončující program).</text:span></text:p>
      <text:p text:style-name="P3"><text:span text:style-name="T1">Poslední vlastností dobře specifikovaného konečného automatu je úplnost. Kontroluje se tedy, zdali se v každém ze vstupních stavů nelze zaseknout tím, že by nebylo možné přečíst další symbol na vstupu. Toto je zabezpečeno projitím všech stavů a kontrolou, zdali z každého z nich „vede“ cesta do některého ze vstupních stavů (lze např. i sám do sebe), a to pro každý symbol ze vstupní abecedy.</text:span></text:p>
      <text:h text:style-name="P7" text:outline-level="3"><text:span text:style-name="T4">Minimalizace dobře specifikovaného automatu</text:span></text:h>
      <text:p text:style-name="P3"><text:span text:style-name="T1">Vlastní minimalizace je provedena úvodním rozdělením stavů na koncové a jejich doplněk. Tyto dvě části jsou reprezentovány „sub-seznamy“ obsaženými v dočasném seznamu. Myšlenkou je pro každý symbol štěpit aktuální sub-seznamy na menší dokud to je možné. Tento přístup zajišťuje, že budou provedena všechna možná štěpení. Samotné štěpení je rozdělení sub-seznamu na dvě části podle pravidel štěpení. Je vybrán první dostupný sub-seznam, který je poté rozštěpen (pokud možno), sub-seznam je ze seznamu odstraněn a výsledek (ať již původní sub-seznam, či štěpiny) je vždy uložen do dočasného seznamu, který je po výprázdnění výchozího seznamu prohozen právě za ten vyprázdněný. Tímto je v každé iteraci zajištěna aktuálnost seznamu obsahujícího sub-seznamy, reprezentující štěpiny.</text:span></text:p>
      <text:p text:style-name="P3"><text:span text:style-name="T1">Výsledný dočasný seznam se štěpinami je poté převeden na lineární seznam se jmény reprezentujícími sloučené stavy v jednotlivých sub-seznamech. Tento seznam je následně použit jako indexovací tabulka pro převod všech ostatních struktur jako nově vytvořená pravidla, startující stav a koncové stavy do normalizované podoby. Tyto struktury obsahují v průběhu výpočtu pouze indexy umístění sub-seznamů v hlavním (výsledném) seznamu. Tímto vzniknou znovu úplně nové, avšak již finální, struktury s minimalizovaným automatem.</text:span></text:p>
      <text:h text:style-name="P7" text:outline-level="3"><text:span text:style-name="T4">Výstup v normální formě</text:span></text:h>
      <text:p text:style-name="P3"><text:span text:style-name="T1">Normální forma výstupu je zajištěna integrovanými funkcemi a metodami jako </text:span><text:span text:style-name="T2">join()</text:span><text:span text:style-name="T1">, </text:span><text:span text:style-name="T2">sorted()</text:span><text:span text:style-name="T1"> a </text:span><text:span text:style-name="T2">itemgetter()</text:span><text:span text:style-name="T1">. </text:span><text:span text:style-name="T2">join()</text:span><text:span text:style-name="T1"> zajistí spojení seznamu s definovaným „meziřetězcem“, kde tento seznam je ještě předtím seřazen lexikograficky </text:span><text:soft-page-break/><text:span text:style-name="T1">funkcí </text:span><text:span text:style-name="T2">sorted()</text:span><text:span text:style-name="T1">, a to včetně složených klíčů, předpřipravených funkcí </text:span><text:span text:style-name="T2">itemgetter()</text:span><text:span text:style-name="T1">. Pro snadné použití </text:span><text:span text:style-name="T2">itemgetter()</text:span><text:span text:style-name="T1"> je nejprve vnitřní reprezentace pravidel převedena do pravidelné tabulky o 3 sloupcích a N řádcích, kde N je počet pravidel. Tato tabulka je však znovu vnitřně reprezentována seznam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3:17:57</meta:creation-date>
    <meta:editing-duration>P0D</meta:editing-duration>
    <meta:editing-cycles>1</meta:editing-cycles>
    <meta:generator>LibreOffice/3.5$Linux_X86_64 LibreOffice_project/350m1$Build-202</meta:generator>
    <meta:document-statistic meta:table-count="0" meta:image-count="0" meta:object-count="0" meta:page-count="2" meta:paragraph-count="19" meta:word-count="703" meta:character-count="5043" meta:non-whitespace-character-count="4359"/>
  </office:meta>
</office:document-meta>
</file>